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16pt" fo:font-weight="bold" officeooo:paragraph-rsid="00133988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Arial" fo:font-size="16pt" fo:font-weight="bold" officeooo:rsid="000e1fff" officeooo:paragraph-rsid="00133988" style:font-size-asian="16pt" style:font-weight-asian="bold" style:font-size-complex="16pt" style:font-weight-complex="bold"/>
    </style:style>
    <style:style style:name="P3" style:family="paragraph" style:parent-style-name="Standard">
      <style:text-properties style:font-name="Arial" fo:font-size="12pt" style:font-size-asian="12pt" style:font-size-complex="12pt"/>
    </style:style>
    <style:style style:name="P4" style:family="paragraph" style:parent-style-name="Standard">
      <style:text-properties style:font-name="Arial" fo:font-size="12pt" officeooo:rsid="000e1fff" officeooo:paragraph-rsid="000e1fff" style:font-size-asian="12pt" style:font-size-complex="12pt"/>
    </style:style>
    <style:style style:name="P5" style:family="paragraph" style:parent-style-name="Standard">
      <style:text-properties style:font-name="Arial" fo:font-size="12pt" officeooo:paragraph-rsid="000e1fff" style:font-size-asian="12pt" style:font-size-complex="12pt"/>
    </style:style>
    <style:style style:name="P6" style:family="paragraph" style:parent-style-name="Standard">
      <style:text-properties style:font-name="Arial" fo:font-size="12pt" officeooo:rsid="00117646" officeooo:paragraph-rsid="00117646" style:font-size-asian="12pt" style:font-size-complex="12pt"/>
    </style:style>
    <style:style style:name="P7" style:family="paragraph" style:parent-style-name="Standard">
      <style:text-properties style:font-name="Arial" fo:font-size="12pt" officeooo:rsid="00133988" officeooo:paragraph-rsid="00133988" style:font-size-asian="12pt" style:font-size-complex="12pt"/>
    </style:style>
    <style:style style:name="P8" style:family="paragraph" style:parent-style-name="Standard">
      <style:text-properties style:font-name="Arial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Arial"/>
    </style:style>
    <style:style style:name="P10" style:family="paragraph" style:parent-style-name="Standard">
      <style:text-properties style:font-name="Arial" fo:font-size="12pt" officeooo:paragraph-rsid="000e1fff" style:font-size-asian="12pt" style:font-size-complex="12pt"/>
    </style:style>
    <style:style style:name="T1" style:family="text">
      <style:text-properties officeooo:rsid="000e1fff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style:text-position="super 58%"/>
    </style:style>
    <style:style style:name="T4" style:family="text">
      <style:text-properties style:text-position="super 58%" officeooo:rsid="000e1fff"/>
    </style:style>
    <style:style style:name="T5" style:family="text">
      <style:text-properties officeooo:rsid="00133988"/>
    </style:style>
    <style:style style:name="T6" style:family="text">
      <style:text-properties officeooo:rsid="0016c17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/>
      <text:p text:style-name="P3"><text:span text:style-name="T5">Ce document est un document </text:span>Ğ<text:span text:style-name="T5">economicus sous licence libre GPL v3</text:span></text:p>
      <text:p text:style-name="P7">Sources et Licence sur <text:a xlink:type="simple" xlink:href="https://github.com/galuel/Geconomicus" text:style-name="Internet_20_link" text:visited-style-name="Visited_20_Internet_20_Link">https://github.com/galuel/Geconomicus</text:a></text:p>
      <text:p text:style-name="P3"/>
      <text:p text:style-name="P4">Pour jouer correctement avec le principe Ğeconomics des naissances et des morts, outre assurer le suivi précis des générations de joueurs qui vivent 10 tours de 8 ans, soit 80 ans en tout, mort et naissance inclus, il convient de « faire tourner » à la fois les billets de monnaie, ainsi que les strates de valeurs économiques.</text:p>
      <text:p text:style-name="P4"/>
      <text:p text:style-name="P4">Chaque tour = 8 ans, donc 10 tours font un jeu complet, on peut jouer aussi 15 tours ou 20 tours ou plus, mais on doit s'en tenir au minimum à une espérance de vie <text:span text:style-name="T6">(80 ans soit 10 tours)</text:span></text:p>
      <text:p text:style-name="P3"/>
      <text:p text:style-name="P8">Monnaie</text:p>
      <text:p text:style-name="P3"/>
      <text:p text:style-name="P3">Une monnaie relative formée de <text:span text:style-name="T1">x</text:span> niveaux de billets, Rouge, Jaune, Vert, Bleu, indexés les uns sur les autres (marqué sur chaque billet, <text:span text:style-name="T1">cf images exemples</text:span>), <text:span text:style-name="T1">par exemple :</text:span></text:p>
      <text:p text:style-name="P3"/>
      <text:p text:style-name="P3">1 Rouge = 2 <text:span text:style-name="T1">bleus</text:span></text:p>
      <text:p text:style-name="P3">1 Jaune = 2 Rouges</text:p>
      <text:p text:style-name="P3">1 Vert = 2 Jaunes</text:p>
      <text:p text:style-name="P4">1 Bleu = 2 Verts</text:p>
      <text:p text:style-name="P4">etc. (on peut s'en tenir au minimum à 4 couleurs, et autant que l'on veut si nécessaire).</text:p>
      <text:p text:style-name="P4"/>
      <text:p text:style-name="P4"><text:span text:style-name="T2">NB :</text:span> A noter que quelque soit le nombre « n+1 » de couleurs, donc 1 en attente et « n » en jeu on a un nombre x de DU (compté par exemple sur la valeur la plus basse) :</text:p>
      <text:p text:style-name="P4"/>
      <text:p text:style-name="P4">x DU = 1 + 2 + 4 + … + 2<text:span text:style-name="T3">n-1</text:span></text:p>
      <text:p text:style-name="P5"/>
      <text:p text:style-name="P5"><text:span text:style-name="T1">Qui reste stable entre deux tours, puisque le 1 sortira du jeu, les puissances seront décalées à gauche, et la couleur en attente entre en remplaçant la couleur la plus haute pour 2</text:span><text:span text:style-name="T4">n-1 </text:span><text:span text:style-name="T1">DU ( 2</text:span><text:span text:style-name="T4">3-1</text:span><text:span text:style-name="T1"> = 4 DU avec 3 couleurs).</text:span></text:p>
      <text:p text:style-name="P4"/>
      <text:p text:style-name="P5"><text:span text:style-name="T1">Et cela revient à multiplier la valeur quantitative de la monnaie par 2 = (1+10 %)</text:span><text:span text:style-name="T4">8 <text:s/></text:span><text:span text:style-name="T6">.D'où le fait que l'on simule 8 ans (puissance 8) à chaque tour, pour un taux de renouvellement équivalent de 10 % / an, et donc en 10 tours 100 % des hommes sont renouvelés.</text:span></text:p>
      <text:p text:style-name="P3"/>
      <text:p text:style-name="P8">Valeurs économiques</text:p>
      <text:p text:style-name="P3"/>
      <text:p text:style-name="P4">Les valeurs économiques devraient être aussi stratifiées, mais ne doivent « tourner » que lorsque l'un des joueurs a atteint une cible pré-déterminée (lorsqu'il atteint la valeur économique « en attente », alors les valeurs économiques « les plus basses » sont sorties du jeu).</text:p>
      <text:p text:style-name="P4"/>
      <text:p text:style-name="P4">Prenons pour exemple d'application les règles Ğeconomicus suivantes (exemples : pour « la corbeille », il faut 4 cartes pour réaliser une valeur supérieure, au monopoly il faut 3 terrains pour pouvoir construire des maisons, aux 7 familles il faut 7 cartes de la même famille, etc. ces règles fonctionnent pour beaucoup de « fork » de jeu, ou pour de nouveaux jeux qui peuvent être inventés sur cette même base).</text:p>
      <text:p text:style-name="P3"><text:soft-page-break/></text:p>
      <text:p text:style-name="P3"><text:span text:style-name="T1">Valeurs de Niveau </text:span>Cuivre =<text:tab/>4 <text:span text:style-name="T1">Or</text:span></text:p>
      <text:p text:style-name="P3"><text:span text:style-name="T1">Valeurs de Niveau </text:span>Fer =<text:tab/><text:tab/>4 Cuivre</text:p>
      <text:p text:style-name="P3"><text:span text:style-name="T1">Valeurs de Niveau </text:span>Argent =<text:tab/>4 Fer</text:p>
      <text:p text:style-name="P3"><text:span text:style-name="T1">Valeurs de Niveau </text:span>Or =<text:tab/><text:tab/>4 Argent</text:p>
      <text:p text:style-name="P3"/>
      <text:p text:style-name="P4">Si la valeur économique la plus basse est le niveau « Cuivre » alors le niveau « or » est en attente. Lorsqu'on réalise les valeurs de niveau « Cuivre » nécessaires permettant de réaliser une valeur de niveau « Fer », alors on tire une valeur de niveau « Fer » et on reprend des valeurs « Cuivre ».</text:p>
      <text:p text:style-name="P4"/>
      <text:p text:style-name="P4">Puis, plus tard lorsqu'un joueur réalise les valeurs « Fer » permettant de réaliser les valeurs « Argent », on tire une valeur « Argent », et on reprend toujours des valeurs « Cuivre ».</text:p>
      <text:p text:style-name="P4"/>
      <text:p text:style-name="P4">Si l'un des joueurs atteint le niveau « Or », alors les valeurs de niveau « Cuivre » sont sorties du jeu, et les valeurs économiques de base deviennent alors les valeurs de niveau « Fer ».</text:p>
      <text:p text:style-name="P4"/>
      <text:p text:style-name="P4">Idem que pour les billets, il est nécessaire que les valeurs économiques soi<text:span text:style-name="T6">en</text:span>t indexées textuellement les unes sur les autres (afin que les joueurs voient directement les relations de valeur en cours de jeu).</text:p>
      <text:p text:style-name="P4"/>
      <text:p text:style-name="P6">On peut donc soit utiliser des niveaux <text:span text:style-name="T6">de </text:span>valeurs économiques de formes différentes (des cartes amènent à des briques, qui amènent à des étoiles etc...), ou bien de formes identiques mais de couleur (comme les billets) ou de symbole de reconnaissance différent (exemple : symboles du Cuivre, du Fer, de l'Argent, de l'Or…)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style:font-name="Arial" fo:font-size="16pt" fo:font-weight="bold" officeooo:paragraph-rsid="00133988" style:font-size-asian="16pt" style:font-weight-asian="bold" style:font-size-complex="16pt" style:font-weight-complex="bold"/>
    </style:style>
    <style:style style:name="MP2" style:family="paragraph" style:parent-style-name="Standard">
      <style:paragraph-properties fo:text-align="center" style:justify-single-word="false"/>
      <style:text-properties style:font-name="Arial" fo:font-size="16pt" fo:font-weight="bold" officeooo:rsid="000e1fff" officeooo:paragraph-rsid="00133988" style:font-size-asian="16pt" style:font-weight-asian="bold" style:font-size-complex="16pt" style:font-weight-complex="bold"/>
    </style:style>
    <style:style style:name="MT1" style:family="text">
      <style:text-properties officeooo:rsid="000e1fff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Ğ<text:span text:style-name="MT1">economicus</text:span></text:p>
        <text:p text:style-name="MP2">Principe Général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obby </meta:initial-creator>
    <meta:creation-date>2015-01-11T07:19:04</meta:creation-date>
    <dc:date>2015-11-03T12:49:55.051618652</dc:date>
    <dc:creator>Bobby </dc:creator>
    <meta:editing-duration>PT47M7S</meta:editing-duration>
    <meta:editing-cycles>10</meta:editing-cycles>
    <meta:generator>LibreOffice/5.0.2.2$Linux_X86_64 LibreOffice_project/00m0$Build-2</meta:generator>
    <meta:document-statistic meta:table-count="0" meta:image-count="0" meta:object-count="0" meta:page-count="2" meta:paragraph-count="29" meta:word-count="695" meta:character-count="3712" meta:non-whitespace-character-count="3043"/>
  </office:meta>
</office:document-meta>
</file>